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6.722cm" table:align="left"/>
    </style:style>
    <style:style style:name="Tableau1.A" style:family="table-column">
      <style:table-column-properties style:column-width="2.036cm"/>
    </style:style>
    <style:style style:name="Tableau1.B" style:family="table-column">
      <style:table-column-properties style:column-width="4.687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6.145cm" table:align="left"/>
    </style:style>
    <style:style style:name="Tableau2.A" style:family="table-column">
      <style:table-column-properties style:column-width="1.295cm"/>
    </style:style>
    <style:style style:name="Tableau2.B" style:family="table-column">
      <style:table-column-properties style:column-width="4.851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ebe67" style:font-size-asian="16pt" style:font-size-complex="16pt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Je vais <text:span text:style-name="Strong_20_Emphasis">ajouter proprement la gestion du ruban WS2812B</text:span> (RGB + dimmer sur 4 canaux DMX) <text:span text:style-name="Strong_20_Emphasis">sans casser ta réception DMX actuelle</text:span>, en restant compatible <text:span text:style-name="Strong_20_Emphasis">ESP32 + PlatformIO</text:span>.</text:p>
      <text:p text:style-name="Text_20_body">Je te donne :</text:p>
      <text:list text:style-name="L1">
        <text:list-item>
          <text:p text:style-name="P8">Les <text:span text:style-name="Strong_20_Emphasis">principes DMX (mapping des canaux)</text:span> </text:p>
        </text:list-item>
        <text:list-item>
          <text:p text:style-name="P8">Les <text:span text:style-name="Strong_20_Emphasis">fonctions demandées</text:span> </text:p>
        </text:list-item>
        <text:list-item>
          <text:p text:style-name="P8">Le <text:span text:style-name="Strong_20_Emphasis">code complet modifié</text:span>, prêt à compiler </text:p>
        </text:list-item>
        <text:list-item>
          <text:p text:style-name="P7">Quelques <text:span text:style-name="Strong_20_Emphasis">notes importantes ESP32 / WS2812B</text:span> </text:p>
        </text:list-item>
      </text:list>
      <text:p text:style-name="Horizontal_20_Line"/>
      <text:h text:style-name="Heading_20_2" text:outline-level="2">1️⃣ Mapping DMX (proposé)</text:h>
      <text:p text:style-name="Text_20_body">On suppose une <text:span text:style-name="Strong_20_Emphasis">adresse DMX de départ = 1</text:span> (modifiable facilement)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Slot DMX</text:p>
            </table:table-cell>
            <table:table-cell table:style-name="Tableau1.A1" office:value-type="string">
              <text:p text:style-name="Table_20_Heading">Fonction</text:p>
            </table:table-cell>
          </table:table-row>
        </table:table-header-rows>
        <table:table-row>
          <table:table-cell table:style-name="Tableau1.A1" office:value-type="string">
            <text:p text:style-name="Table_20_Contents">data[1]</text:p>
          </table:table-cell>
          <table:table-cell table:style-name="Tableau1.A1" office:value-type="string">
            <text:p text:style-name="Table_20_Contents">Rouge</text:p>
          </table:table-cell>
        </table:table-row>
        <table:table-row>
          <table:table-cell table:style-name="Tableau1.A1" office:value-type="string">
            <text:p text:style-name="Table_20_Contents">data[2]</text:p>
          </table:table-cell>
          <table:table-cell table:style-name="Tableau1.A1" office:value-type="string">
            <text:p text:style-name="Table_20_Contents">Vert</text:p>
          </table:table-cell>
        </table:table-row>
        <table:table-row>
          <table:table-cell table:style-name="Tableau1.A1" office:value-type="string">
            <text:p text:style-name="Table_20_Contents">data[3]</text:p>
          </table:table-cell>
          <table:table-cell table:style-name="Tableau1.A1" office:value-type="string">
            <text:p text:style-name="Table_20_Contents">Bleu</text:p>
          </table:table-cell>
        </table:table-row>
        <table:table-row>
          <table:table-cell table:style-name="Tableau1.A1" office:value-type="string">
            <text:p text:style-name="Table_20_Contents">data[4]</text:p>
          </table:table-cell>
          <table:table-cell table:style-name="Tableau1.A1" office:value-type="string">
            <text:p text:style-name="Table_20_Contents">Intensité (Dimmer global)</text:p>
          </table:table-cell>
        </table:table-row>
      </table:table>
      <text:p text:style-name="Quotations"><text:span text:style-name="Source_20_Text">data[0]</text:span> = Start Code (normalement 0)</text:p>
      <text:p text:style-name="Horizontal_20_Line"/>
      <text:h text:style-name="Heading_20_2" text:outline-level="2">2️⃣ Bibliothèque WS2812B (FastLED)</text:h>
      <text:p text:style-name="Text_20_body">Dans ton <text:span text:style-name="Source_20_Text">platformio.ini</text:span> :</text:p>
      <text:section text:style-name="Sect1" text:name="code-block-viewer">
        <text:p text:style-name="P2">lib_deps =</text:p>
        <text:p text:style-name="Preformatted_20_Text"><text:s text:c="4"/>fastled/FastLED</text:p>
      </text:section>
      <text:p text:style-name="Horizontal_20_Line"/>
      <text:h text:style-name="Heading_20_2" text:outline-level="2">3️⃣ Fonctions ajoutées (conformes à ta demande)</text:h>
      <text:h text:style-name="Heading_20_3" text:outline-level="3">Fonctions principales</text:h>
      <text:section text:style-name="Sect1" text:name="Section1">
        <text:p text:style-name="P2"><text:bookmark text:name="code-block-viewer"/>void initLedStrip();</text:p>
        <text:p text:style-name="Preformatted_20_Text">void updateLedFromDMX(uint8_t r, uint8_t g, uint8_t b, uint8_t dimmer);</text:p>
        <text:p text:style-name="Preformatted_20_Text">uint8_t applyDimmer(uint8_t value, uint8_t dimmer);</text:p>
      </text:section>
      <text:p text:style-name="Horizontal_20_Line"/>
      <text:h text:style-name="Heading_20_2" text:outline-level="2">4️⃣ Code COMPLET avec gestion WS2812B</text:h>
      <text:h text:style-name="Heading_20_3" text:outline-level="3">✅ Code prêt à coller</text:h>
      <text:section text:style-name="Sect1" text:name="Section2">
        <text:p text:style-name="P3"><text:bookmark text:name="code-block-viewer Copie 1"/>#include &lt;Arduino.h&gt;<text:line-break/>#include &lt;esp_dmx.h&gt;<text:line-break/>#include &lt;FastLED.h&gt;<text:line-break/><text:line-break/><text:soft-page-break/>/* ================== DMX ================== */<text:line-break/>int transmitPin = 17;<text:line-break/>int receivePin = 16;<text:line-break/>int enablePin = -1;<text:line-break/><text:line-break/>dmx_port_t dmxPort = 1;<text:line-break/>byte data[DMX_PACKET_SIZE];<text:line-break/><text:line-break/>bool dmxIsConnected = false;<text:line-break/>unsigned long lastUpdate = 0;<text:line-break/><text:line-break/>/* ================== LED STRIP ================== */<text:line-break/>#define LED_PIN 5 // Pin DATA WS2812B<text:line-break/>#define NUM_LEDS 30 // Nombre de LEDs<text:line-break/>#define LED_TYPE WS2812B<text:line-break/>#define COLOR_ORDER GRB<text:line-break/><text:line-break/>CRGB leds[NUM_LEDS];<text:line-break/><text:line-break/>/* Adresse DMX de départ (slot 1 = data[1]) */<text:line-break/>#define DMX_ADDR_R 1<text:line-break/>#define DMX_ADDR_G 2<text:line-break/>#define DMX_ADDR_B 3<text:line-break/>#define DMX_ADDR_DIMMER 4<text:line-break/><text:line-break/>/* ================== DMX INIT ================== */<text:line-break/>void initDmx()<text:line-break/>{<text:line-break/>dmx_config_t config = DMX_CONFIG_DEFAULT;<text:line-break/>dmx_personality_t personalities[] = {<text:line-break/>{1, "RGB + Dimmer"}<text:line-break/>};<text:line-break/><text:line-break/>dmx_driver_install(dmxPort, &amp;config, personalities, 1);<text:line-break/>dmx_set_pin(dmxPort, transmitPin, receivePin, enablePin);<text:line-break/>}<text:line-break/><text:line-break/>/* ================== LED FUNCTIONS ================== */<text:line-break/>void initLedStrip()<text:line-break/>{<text:line-break/>FastLED.addLeds&lt;LED_TYPE, LED_PIN, COLOR_ORDER&gt;(leds, NUM_LEDS);<text:line-break/>FastLED.clear();<text:line-break/>FastLED.show();<text:line-break/>}<text:line-break/><text:soft-page-break/><text:line-break/>uint8_t applyDimmer(uint8_t value, uint8_t dimmer)<text:line-break/>{<text:line-break/>return (uint16_t)value * dimmer / 255;<text:line-break/>}<text:line-break/><text:line-break/>void updateLedFromDMX(uint8_t r, uint8_t g, uint8_t b, uint8_t dimmer)<text:line-break/>{<text:line-break/>uint8_t rD = applyDimmer(r, dimmer);<text:line-break/>uint8_t gD = applyDimmer(g, dimmer);<text:line-break/>uint8_t bD = applyDimmer(b, dimmer);<text:line-break/><text:line-break/>for (int i = 0; i &lt; NUM_LEDS; i++) {<text:line-break/>leds[i].setRGB(rD, gD, bD);<text:line-break/>}<text:line-break/><text:line-break/>FastLED.show();<text:line-break/>}<text:line-break/><text:line-break/>/* ================== SETUP ================== */<text:line-break/>void setup()<text:line-break/>{<text:line-break/>Serial.begin(115200);<text:line-break/><text:line-break/>initDmx();<text:line-break/>initLedStrip();<text:line-break/><text:line-break/>Serial.println("DMX RGB + Dimmer ready");<text:line-break/>}<text:line-break/><text:line-break/>/* ================== LOOP ================== */<text:line-break/>void loop()<text:line-break/>{<text:line-break/>dmx_packet_t packet;<text:line-break/><text:line-break/>if (dmx_receive(dmxPort, &amp;packet, DMX_TIMEOUT_TICK)) {<text:line-break/><text:line-break/>if (!packet.err) {<text:line-break/><text:line-break/>if (!dmxIsConnected) {<text:line-break/>Serial.println("DMX is connected!");<text:line-break/>dmxIsConnected = true;<text:line-break/>}<text:line-break/><text:line-break/><text:soft-page-break/>dmx_read(dmxPort, data, packet.size);<text:line-break/><text:line-break/>/* Lecture des canaux DMX */<text:line-break/>uint8_t r = data[DMX_ADDR_R];<text:line-break/>uint8_t g = data[DMX_ADDR_G];<text:line-break/>uint8_t b = data[DMX_ADDR_B];<text:line-break/>uint8_t dimmer = data[DMX_ADDR_DIMMER];<text:line-break/><text:line-break/>updateLedFromDMX(r, g, b, dimmer);<text:line-break/><text:line-break/>if (millis() - lastUpdate &gt; 1000) {<text:line-break/>Serial.printf("R:%d G:%d B:%d DIM:%d\n", r, g, b, dimmer);<text:line-break/>lastUpdate = millis();<text:line-break/>}<text:line-break/><text:line-break/>} else {<text:line-break/>Serial.println("DMX error");<text:line-break/>}<text:line-break/><text:line-break/>} else if (dmxIsConnected) {<text:line-break/>Serial.println("DMX disconnected");<text:line-break/>dmx_driver_delete(dmxPort);<text:line-break/>while (true) yield();<text:line-break/>}<text:line-break/>}</text:p>
      </text:section>
      <text:p text:style-name="Standard"/>
      <text:p text:style-name="Standard"/>
      <text:p text:style-name="P6"><text:span text:style-name="Strong_20_Emphasis"><text:span text:style-name="T2">R</text:span></text:span><text:span text:style-name="Strong_20_Emphasis"><text:span text:style-name="T1">ésumé clair et exploitable</text:span></text:span><text:span text:style-name="T1"> des principales fonctions (API) de la bibliothèque </text:span><text:span text:style-name="Source_20_Text"><text:span text:style-name="T1">esp_dmx</text:span></text:span><text:span text:style-name="T1"> que tu utilises.</text:span></text:p>
      <text:p text:style-name="P5"/>
      <text:h text:style-name="Heading_20_1" text:outline-level="1">📦 1. Initialisation &amp; configuration</text:h>
      <text:h text:style-name="Heading_20_3" text:outline-level="3">🔧 <text:span text:style-name="Source_20_Text">dmx_driver_install()</text:span></text:h>
      <text:p text:style-name="Text_20_body">Installe le driver DMX</text:p>
      <text:section text:style-name="Sect1" text:name="Section3">
        <text:p text:style-name="P2"><text:bookmark text:name="code-block-viewer Copie 2"/>esp_err_t dmx_driver_install(</text:p>
        <text:p text:style-name="Preformatted_20_Text"><text:s text:c="4"/>dmx_port_t port,</text:p>
        <text:p text:style-name="Preformatted_20_Text"><text:s text:c="4"/>const dmx_config_t *config,</text:p>
        <text:p text:style-name="Preformatted_20_Text"><text:s text:c="4"/>const dmx_personality_t *personalities,</text:p>
        <text:p text:style-name="Preformatted_20_Text"><text:s text:c="4"/>int personality_count</text:p>
        <text:p text:style-name="Preformatted_20_Text">);</text:p>
      </text:section>
      <text:p text:style-name="Text_20_body">👉 À appeler <text:span text:style-name="Strong_20_Emphasis">une seule fois au setup</text:span></text:p>
      <text:p text:style-name="Horizontal_20_Line"/>
      <text:h text:style-name="Heading_20_3" text:outline-level="3"><text:soft-page-break/>🔌 <text:span text:style-name="Source_20_Text">dmx_set_pin()</text:span></text:h>
      <text:p text:style-name="Text_20_body">Configure les pins UART</text:p>
      <text:section text:style-name="Sect1" text:name="Section4">
        <text:p text:style-name="P2"><text:bookmark text:name="code-block-viewer Copie 3"/>esp_err_t dmx_set_pin(</text:p>
        <text:p text:style-name="Preformatted_20_Text"><text:s text:c="4"/>dmx_port_t port,</text:p>
        <text:p text:style-name="Preformatted_20_Text"><text:s text:c="4"/>int tx_pin,</text:p>
        <text:p text:style-name="Preformatted_20_Text"><text:s text:c="4"/>int rx_pin,</text:p>
        <text:p text:style-name="Preformatted_20_Text"><text:s text:c="4"/>int rts_pin</text:p>
        <text:p text:style-name="Preformatted_20_Text">);</text:p>
      </text:section>
      <text:p text:style-name="Horizontal_20_Line"/>
      <text:h text:style-name="Heading_20_3" text:outline-level="3">❌ <text:span text:style-name="Source_20_Text">dmx_driver_delete()</text:span></text:h>
      <text:p text:style-name="Text_20_body">Désinstalle le driver</text:p>
      <text:section text:style-name="Sect1" text:name="Section5">
        <text:p text:style-name="P2"><text:bookmark text:name="code-block-viewer Copie 4"/>esp_err_t dmx_driver_delete(dmx_port_t port);</text:p>
      </text:section>
      <text:p text:style-name="Horizontal_20_Line"/>
      <text:h text:style-name="Heading_20_1" text:outline-level="1">📡 2. Réception DMX</text:h>
      <text:h text:style-name="Heading_20_3" text:outline-level="3">📥 <text:span text:style-name="Source_20_Text">dmx_receive()</text:span></text:h>
      <text:p text:style-name="Text_20_body">Attend un paquet DMX</text:p>
      <text:section text:style-name="Sect1" text:name="Section6">
        <text:p text:style-name="P2"><text:bookmark text:name="code-block-viewer Copie 5"/>bool dmx_receive(</text:p>
        <text:p text:style-name="Preformatted_20_Text"><text:s text:c="4"/>dmx_port_t port,</text:p>
        <text:p text:style-name="Preformatted_20_Text"><text:s text:c="4"/>dmx_packet_t *packet,</text:p>
        <text:p text:style-name="Preformatted_20_Text"><text:s text:c="4"/>TickType_t timeout</text:p>
        <text:p text:style-name="Preformatted_20_Text">);</text:p>
      </text:section>
      <text:p text:style-name="Text_20_body">👉 Retourne :</text:p>
      <text:list text:style-name="L2">
        <text:list-item>
          <text:p text:style-name="P10"><text:span text:style-name="Source_20_Text">true</text:span> → paquet reçu </text:p>
        </text:list-item>
        <text:list-item>
          <text:p text:style-name="P9"><text:span text:style-name="Source_20_Text">false</text:span> → timeout </text:p>
        </text:list-item>
      </text:list>
      <text:p text:style-name="Horizontal_20_Line"/>
      <text:h text:style-name="Heading_20_3" text:outline-level="3">📊 <text:span text:style-name="Source_20_Text">dmx_read()</text:span></text:h>
      <text:p text:style-name="Text_20_body">Lit les données DMX</text:p>
      <text:section text:style-name="Sect1" text:name="Section7">
        <text:p text:style-name="P2"><text:bookmark text:name="code-block-viewer Copie 6"/>int dmx_read(</text:p>
        <text:p text:style-name="Preformatted_20_Text"><text:s text:c="4"/>dmx_port_t port,</text:p>
        <text:p text:style-name="Preformatted_20_Text"><text:s text:c="4"/>uint8_t *data,</text:p>
        <text:p text:style-name="Preformatted_20_Text"><text:s text:c="4"/>size_t length</text:p>
        <text:p text:style-name="Preformatted_20_Text">);</text:p>
      </text:section>
      <text:p text:style-name="Text_20_body">👉 Remplit ton buffer (<text:span text:style-name="Source_20_Text">data[]</text:span>)</text:p>
      <text:p text:style-name="Horizontal_20_Line"/>
      <text:h text:style-name="Heading_20_1" text:outline-level="1"><text:soft-page-break/>📤 3. Transmission DMX</text:h>
      <text:h text:style-name="Heading_20_3" text:outline-level="3">📤 <text:span text:style-name="Source_20_Text">dmx_write()</text:span></text:h>
      <text:p text:style-name="Text_20_body">Écrit des données DMX</text:p>
      <text:section text:style-name="Sect1" text:name="Section8">
        <text:p text:style-name="P2"><text:bookmark text:name="code-block-viewer Copie 7"/>int dmx_write(</text:p>
        <text:p text:style-name="Preformatted_20_Text"><text:s text:c="4"/>dmx_port_t port,</text:p>
        <text:p text:style-name="Preformatted_20_Text"><text:s text:c="4"/>const uint8_t *data,</text:p>
        <text:p text:style-name="Preformatted_20_Text"><text:s text:c="4"/>size_t length</text:p>
        <text:p text:style-name="Preformatted_20_Text">);</text:p>
      </text:section>
      <text:p text:style-name="Horizontal_20_Line"/>
      <text:h text:style-name="Heading_20_3" text:outline-level="3">🚀 <text:span text:style-name="Source_20_Text">dmx_send()</text:span></text:h>
      <text:p text:style-name="Text_20_body">Envoie le paquet DMX</text:p>
      <text:section text:style-name="Sect1" text:name="Section9">
        <text:p text:style-name="P2"><text:bookmark text:name="code-block-viewer Copie 8"/>esp_err_t dmx_send(dmx_port_t port, int timeout);</text:p>
      </text:section>
      <text:p text:style-name="Horizontal_20_Line"/>
      <text:h text:style-name="Heading_20_1" text:outline-level="1">🔍 4. Informations paquet</text:h>
      <text:h text:style-name="Heading_20_3" text:outline-level="3">Structure <text:span text:style-name="Source_20_Text">dmx_packet_t</text:span></text:h>
      <text:section text:style-name="Sect1" text:name="Section10">
        <text:p text:style-name="P2"><text:bookmark text:name="code-block-viewer Copie 9"/>typedef struct {</text:p>
        <text:p text:style-name="Preformatted_20_Text"><text:s text:c="4"/>int size; <text:s text:c="6"/>// taille du paquet</text:p>
        <text:p text:style-name="Preformatted_20_Text"><text:s text:c="4"/>bool err; <text:s text:c="6"/>// erreur détectée</text:p>
        <text:p text:style-name="Preformatted_20_Text"><text:s text:c="4"/>uint8_t sc; <text:s text:c="4"/>// start code</text:p>
        <text:p text:style-name="Preformatted_20_Text">} dmx_packet_t;</text:p>
      </text:section>
      <text:p text:style-name="Text_20_body">👉 Dans ton code :</text:p>
      <text:section text:style-name="Sect1" text:name="Section11">
        <text:p text:style-name="P2"><text:bookmark text:name="code-block-viewer Copie 10"/>if (!packet.err)</text:p>
      </text:section>
      <text:p text:style-name="Horizontal_20_Line"/>
      <text:h text:style-name="Heading_20_1" text:outline-level="1">⚙️ 5. Configuration avancée</text:h>
      <text:h text:style-name="Heading_20_3" text:outline-level="3">⚙️ <text:span text:style-name="Source_20_Text">DMX_CONFIG_DEFAULT</text:span></text:h>
      <text:p text:style-name="Text_20_body">Macro pour config standard</text:p>
      <text:section text:style-name="Sect1" text:name="Section12">
        <text:p text:style-name="P2"><text:bookmark text:name="code-block-viewer Copie 11"/>dmx_config_t config = DMX_CONFIG_DEFAULT;</text:p>
      </text:section>
      <text:p text:style-name="Horizontal_20_Line"/>
      <text:h text:style-name="Heading_20_3" text:outline-level="3">👤 <text:span text:style-name="Source_20_Text">dmx_personality_t</text:span></text:h>
      <text:p text:style-name="Text_20_body">Définit le mode DMX</text:p>
      <text:section text:style-name="Sect1" text:name="Section13">
        <text:p text:style-name="P3"><text:bookmark text:name="code-block-viewer Copie 12"/>typedef struct {<text:line-break/>uint16_t footprint; // nombre de canaux<text:line-break/>const char *description;<text:line-break/>} dmx_personality_t;</text:p>
      </text:section>
      <text:p text:style-name="Standard"/>
      <text:p text:style-name="Text_20_body"><text:soft-page-break/>👉 Exemple :</text:p>
      <text:section text:style-name="Sect1" text:name="Section14">
        <text:p text:style-name="P3"><text:bookmark text:name="code-block-viewer Copie 13"/>{4, "RGB + Dimmer"}</text:p>
      </text:section>
      <text:p text:style-name="Standard"/>
      <text:p text:style-name="Standard"/>
      <text:h text:style-name="Heading_20_1" text:outline-level="1">📌 Résumé rapide (les indispensables)</text:h>
      <text:p text:style-name="Text_20_body">👉 Pour ton projet tu utilises seulement :</text:p>
      <text:section text:style-name="Sect1" text:name="Section15">
        <text:p text:style-name="P2"><text:bookmark text:name="code-block-viewer Copie 14"/>dmx_driver_install()</text:p>
        <text:p text:style-name="Preformatted_20_Text">dmx_set_pin()</text:p>
        <text:p text:style-name="Preformatted_20_Text">dmx_receive()</text:p>
        <text:p text:style-name="Preformatted_20_Text">dmx_read()</text:p>
        <text:p text:style-name="Preformatted_20_Text">dmx_driver_delete()</text:p>
      </text:section>
      <text:p text:style-name="Text_20_body">👉 + structure :</text:p>
      <text:section text:style-name="Sect1" text:name="Section16">
        <text:p text:style-name="P3"><text:bookmark text:name="code-block-viewer Copie 15"/>dmx_packet_t</text:p>
      </text:section>
      <text:p text:style-name="Standard"/>
      <text:p text:style-name="Standard"/>
      <text:p text:style-name="Standard"/>
      <text:p text:style-name="Standard"/>
      <text:h text:style-name="Heading_20_1" text:outline-level="1">🎛️ Proposition propre en 5 canaux</text:h>
      <text:h text:style-name="Heading_20_2" text:outline-level="2">📊 Mapping recommandé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Canal</text:p>
            </table:table-cell>
            <table:table-cell table:style-name="Tableau2.A1" office:value-type="string">
              <text:p text:style-name="Table_20_Heading">Fonction</text:p>
            </table:table-cell>
          </table:table-row>
        </table:table-header-rows>
        <table:table-row>
          <table:table-cell table:style-name="Tableau2.A1" office:value-type="string">
            <text:p text:style-name="Table_20_Contents">CH1</text:p>
          </table:table-cell>
          <table:table-cell table:style-name="Tableau2.A1" office:value-type="string">
            <text:p text:style-name="Table_20_Contents">Rouge</text:p>
          </table:table-cell>
        </table:table-row>
        <table:table-row>
          <table:table-cell table:style-name="Tableau2.A1" office:value-type="string">
            <text:p text:style-name="Table_20_Contents">CH2</text:p>
          </table:table-cell>
          <table:table-cell table:style-name="Tableau2.A1" office:value-type="string">
            <text:p text:style-name="Table_20_Contents">Vert</text:p>
          </table:table-cell>
        </table:table-row>
        <table:table-row>
          <table:table-cell table:style-name="Tableau2.A1" office:value-type="string">
            <text:p text:style-name="Table_20_Contents">CH3</text:p>
          </table:table-cell>
          <table:table-cell table:style-name="Tableau2.A1" office:value-type="string">
            <text:p text:style-name="Table_20_Contents">Bleu</text:p>
          </table:table-cell>
        </table:table-row>
        <table:table-row>
          <table:table-cell table:style-name="Tableau2.A1" office:value-type="string">
            <text:p text:style-name="Table_20_Contents">CH4</text:p>
          </table:table-cell>
          <table:table-cell table:style-name="Tableau2.A1" office:value-type="string">
            <text:p text:style-name="Table_20_Contents">Dimmer (intensité globale)</text:p>
          </table:table-cell>
        </table:table-row>
        <table:table-row>
          <table:table-cell table:style-name="Tableau2.A1" office:value-type="string">
            <text:p text:style-name="Table_20_Contents">CH5</text:p>
          </table:table-cell>
          <table:table-cell table:style-name="Tableau2.A1" office:value-type="string">
            <text:p text:style-name="Table_20_Contents">Effets / Mode</text:p>
          </table:table-cell>
        </table:table-row>
      </table:table>
      <text:p text:style-name="Horizontal_20_Line"/>
      <text:h text:style-name="Heading_20_1" text:outline-level="1">🎚️ Détail du canal 5 (important)</text:h>
      <text:p text:style-name="Text_20_body">👉 C’est lui qui va rendre ton projet “pro”</text:p>
      <text:h text:style-name="Heading_20_3" text:outline-level="3">Exemple de mapping :</text:h>
      <text:section text:style-name="Sect1" text:name="Section17">
        <text:p text:style-name="P2"><text:bookmark text:name="code-block-viewer Copie 16"/>0 <text:s text:c="2"/>→ Couleur fixe (mode normal RGB)</text:p>
        <text:p text:style-name="Preformatted_20_Text">1–50 → Strobe lent → rapide</text:p>
        <text:p text:style-name="Preformatted_20_Text">51–100 → Fade automatique</text:p>
        <text:p text:style-name="Preformatted_20_Text">101–150 → Arc-en-ciel (rainbow)</text:p>
        <text:p text:style-name="Preformatted_20_Text">151–200 → Couleurs prédéfinies</text:p>
        <text:p text:style-name="Preformatted_20_Text">201–255 → Réservé / futurs effets</text:p>
      </text:section>
      <text:p text:style-name="Horizontal_20_Line"/>
      <text:h text:style-name="Heading_20_1" text:outline-level="1"><text:soft-page-break/>🧠 Logique de fonctionnement</text:h>
      <text:p text:style-name="Text_20_body">Dans ton <text:span text:style-name="Source_20_Text">loop()</text:span> :</text:p>
      <text:section text:style-name="Sect1" text:name="Section18">
        <text:p text:style-name="P2"><text:bookmark text:name="code-block-viewer Copie 17"/>uint8_t r = data[1];</text:p>
        <text:p text:style-name="Preformatted_20_Text">uint8_t g = data[2];</text:p>
        <text:p text:style-name="Preformatted_20_Text">uint8_t b = data[3];</text:p>
        <text:p text:style-name="Preformatted_20_Text">uint8_t dimmer = data[4];</text:p>
        <text:p text:style-name="Preformatted_20_Text">uint8_t mode = data[5];</text:p>
      </text:section>
      <text:p text:style-name="Horizontal_20_Line"/>
      <text:h text:style-name="Heading_20_1" text:outline-level="1">🧩 Fonctions à ajouter</text:h>
      <text:h text:style-name="Heading_20_2" text:outline-level="2">1️⃣ Gestion principale</text:h>
      <text:section text:style-name="Sect1" text:name="Section19">
        <text:p text:style-name="P2"><text:bookmark text:name="code-block-viewer Copie 18"/>void handleDMX(uint8_t r, uint8_t g, uint8_t b, uint8_t dimmer, uint8_t mode)</text:p>
        <text:p text:style-name="Preformatted_20_Text">{</text:p>
        <text:p text:style-name="Preformatted_20_Text"><text:s text:c="4"/>if (mode == 0) {</text:p>
        <text:p text:style-name="Preformatted_20_Text"><text:s text:c="8"/>setStaticColor(r, g, b, dimmer);</text:p>
        <text:p text:style-name="Preformatted_20_Text"><text:s text:c="4"/>}</text:p>
        <text:p text:style-name="Preformatted_20_Text"><text:s text:c="4"/>else if (mode &lt;= 50) {</text:p>
        <text:p text:style-name="Preformatted_20_Text"><text:s text:c="8"/>strobeEffect(r, g, b, dimmer, mode);</text:p>
        <text:p text:style-name="Preformatted_20_Text"><text:s text:c="4"/>}</text:p>
        <text:p text:style-name="Preformatted_20_Text"><text:s text:c="4"/>else if (mode &lt;= 100) {</text:p>
        <text:p text:style-name="Preformatted_20_Text"><text:s text:c="8"/>fadeEffect(dimmer, mode);</text:p>
        <text:p text:style-name="Preformatted_20_Text"><text:s text:c="4"/>}</text:p>
        <text:p text:style-name="Preformatted_20_Text"><text:s text:c="4"/>else if (mode &lt;= 150) {</text:p>
        <text:p text:style-name="Preformatted_20_Text"><text:s text:c="8"/>rainbowEffect(dimmer, mode);</text:p>
        <text:p text:style-name="Preformatted_20_Text"><text:s text:c="4"/>}</text:p>
        <text:p text:style-name="Preformatted_20_Text">}</text:p>
      </text:section>
      <text:p text:style-name="Horizontal_20_Line"/>
      <text:h text:style-name="Heading_20_2" text:outline-level="2">2️⃣ Couleur fixe</text:h>
      <text:section text:style-name="Sect1" text:name="Section20">
        <text:p text:style-name="P2"><text:bookmark text:name="code-block-viewer Copie 19"/>void setStaticColor(uint8_t r, uint8_t g, uint8_t b, uint8_t dimmer)</text:p>
        <text:p text:style-name="Preformatted_20_Text">{</text:p>
        <text:p text:style-name="Preformatted_20_Text"><text:s text:c="4"/>uint8_t rD = applyDimmer(r, dimmer);</text:p>
        <text:p text:style-name="Preformatted_20_Text"><text:s text:c="4"/>uint8_t gD = applyDimmer(g, dimmer);</text:p>
        <text:p text:style-name="Preformatted_20_Text"><text:s text:c="4"/>uint8_t bD = applyDimmer(b, dimmer);</text:p>
        <text:p text:style-name="Preformatted_20_Text"><text:s text:c="4"/>for (int i = 0; i &lt; NUM_LEDS; i++) {</text:p>
        <text:p text:style-name="Preformatted_20_Text"><text:s text:c="8"/>leds[i].setRGB(rD, gD, bD);</text:p>
        <text:p text:style-name="Preformatted_20_Text"><text:s text:c="4"/>}</text:p>
        <text:p text:style-name="Preformatted_20_Text"><text:s text:c="4"/>FastLED.show();</text:p>
        <text:p text:style-name="Preformatted_20_Text">}</text:p>
      </text:section>
      <text:p text:style-name="Horizontal_20_Line"/>
      <text:h text:style-name="Heading_20_2" text:outline-level="2">3️⃣ Strobe</text:h>
      <text:section text:style-name="Sect1" text:name="Section21">
        <text:p text:style-name="P2"><text:bookmark text:name="code-block-viewer Copie 20"/>void strobeEffect(uint8_t r, uint8_t g, uint8_t b, uint8_t dimmer, uint8_t speed)</text:p>
        <text:p text:style-name="Preformatted_20_Text">{</text:p>
        <text:p text:style-name="Preformatted_20_Text"><text:s text:c="4"/>static unsigned long last = 0;</text:p>
        <text:p text:style-name="Preformatted_20_Text"><text:s text:c="4"/>static bool state = false;</text:p>
        <text:p text:style-name="Preformatted_20_Text"><text:s text:c="4"/>int interval = map(speed, 1, 50, 500, 50);</text:p>
        <text:p text:style-name="Preformatted_20_Text"><text:s text:c="4"/>if (millis() - last &gt; interval) {</text:p>
        <text:p text:style-name="Preformatted_20_Text"><text:soft-page-break/><text:s text:c="8"/>last = millis();</text:p>
        <text:p text:style-name="Preformatted_20_Text"><text:s text:c="8"/>state = !state;</text:p>
        <text:p text:style-name="Preformatted_20_Text"><text:s text:c="8"/>if (state) {</text:p>
        <text:p text:style-name="Preformatted_20_Text"><text:s text:c="12"/>setStaticColor(r, g, b, dimmer);</text:p>
        <text:p text:style-name="Preformatted_20_Text"><text:s text:c="8"/>} else {</text:p>
        <text:p text:style-name="Preformatted_20_Text"><text:s text:c="12"/>FastLED.clear();</text:p>
        <text:p text:style-name="Preformatted_20_Text"><text:s text:c="12"/>FastLED.show();</text:p>
        <text:p text:style-name="Preformatted_20_Text"><text:s text:c="8"/>}</text:p>
        <text:p text:style-name="Preformatted_20_Text"><text:s text:c="4"/>}</text:p>
        <text:p text:style-name="Preformatted_20_Text">}</text:p>
      </text:section>
      <text:p text:style-name="Horizontal_20_Line"/>
      <text:h text:style-name="Heading_20_2" text:outline-level="2">4️⃣ Fade automatique</text:h>
      <text:section text:style-name="Sect1" text:name="Section22">
        <text:p text:style-name="P2"><text:bookmark text:name="code-block-viewer Copie 21"/>void fadeEffect(uint8_t dimmer, uint8_t speed)</text:p>
        <text:p text:style-name="Preformatted_20_Text">{</text:p>
        <text:p text:style-name="Preformatted_20_Text"><text:s text:c="4"/>static uint8_t hue = 0;</text:p>
        <text:p text:style-name="Preformatted_20_Text"><text:s text:c="4"/>EVERY_N_MILLISECONDS(map(speed, 51, 100, 50, 10)) {</text:p>
        <text:p text:style-name="Preformatted_20_Text"><text:s text:c="8"/>hue++;</text:p>
        <text:p text:style-name="Preformatted_20_Text"><text:s text:c="4"/>}</text:p>
        <text:p text:style-name="Preformatted_20_Text"><text:s text:c="4"/>fill_rainbow(leds, NUM_LEDS, hue, 5);</text:p>
        <text:p text:style-name="Preformatted_20_Text"><text:s text:c="4"/>FastLED.setBrightness(dimmer);</text:p>
        <text:p text:style-name="Preformatted_20_Text"><text:s text:c="4"/>FastLED.show();</text:p>
        <text:p text:style-name="Preformatted_20_Text">}</text:p>
      </text:section>
      <text:p text:style-name="Horizontal_20_Line"/>
      <text:h text:style-name="Heading_20_2" text:outline-level="2">5️⃣ Rainbow</text:h>
      <text:section text:style-name="Sect1" text:name="Section23">
        <text:p text:style-name="P2"><text:bookmark text:name="code-block-viewer Copie 22"/>void rainbowEffect(uint8_t dimmer, uint8_t speed)</text:p>
        <text:p text:style-name="Preformatted_20_Text">{</text:p>
        <text:p text:style-name="Preformatted_20_Text"><text:s text:c="4"/>static uint8_t hue = 0;</text:p>
        <text:p text:style-name="Preformatted_20_Text"><text:s text:c="4"/>EVERY_N_MILLISECONDS(map(speed, 101, 150, 100, 5)) {</text:p>
        <text:p text:style-name="Preformatted_20_Text"><text:s text:c="8"/>hue++;</text:p>
        <text:p text:style-name="Preformatted_20_Text"><text:s text:c="4"/>}</text:p>
        <text:p text:style-name="Preformatted_20_Text"><text:s text:c="4"/>fill_rainbow(leds, NUM_LEDS, hue, 1);</text:p>
        <text:p text:style-name="Preformatted_20_Text"><text:s text:c="4"/>FastLED.setBrightness(dimmer);</text:p>
        <text:p text:style-name="Preformatted_20_Text"><text:s text:c="4"/>FastLED.show();</text:p>
        <text:p text:style-name="Preformatted_20_Text">}</text:p>
      </text:section>
      <text:p text:style-name="Horizontal_20_Line"/>
      <text:h text:style-name="Heading_20_1" text:outline-level="1">🔥 Intégration dans ton code</text:h>
      <text:p text:style-name="Text_20_body">👉 Remplace simplement :</text:p>
      <text:section text:style-name="Sect1" text:name="Section24">
        <text:p text:style-name="P2"><text:bookmark text:name="code-block-viewer Copie 23"/>updateLedFromDMX(r, g, b, dimmer);</text:p>
      </text:section>
      <text:p text:style-name="Text_20_body">👉 par :</text:p>
      <text:section text:style-name="Sect1" text:name="Section25">
        <text:p text:style-name="P2"><text:bookmark text:name="code-block-viewer Copie 24"/>handleDMX(r, g, b, dimmer, mode);</text:p>
      </text:section>
      <text:p text:style-name="Horizontal_20_Line"/>
      <text:h text:style-name="Heading_20_1" text:outline-level="1"><text:soft-page-break/>⚠️ Important</text:h>
      <text:p text:style-name="Text_20_body">✔ <text:span text:style-name="Source_20_Text">data[0]</text:span> = start code → ne pas utiliser<text:line-break/>✔ Tes canaux commencent à <text:span text:style-name="Source_20_Text">data[1]</text:span><text:line-break/>✔ Vérifie ton adresse DMX si tu la changes</text:p>
      <text:p text:style-name="Horizontal_20_Line"/>
      <text:h text:style-name="Heading_20_1" text:outline-level="1">🚀 Résultat</text:h>
      <text:p text:style-name="Text_20_body">Avec ça tu obtiens :</text:p>
      <text:list text:style-name="L3">
        <text:list-item>
          <text:p text:style-name="P12">🎨 Couleur fixe </text:p>
        </text:list-item>
        <text:list-item>
          <text:p text:style-name="P12">⚡ Strobe </text:p>
        </text:list-item>
        <text:list-item>
          <text:p text:style-name="P12">🌈 Rainbow </text:p>
        </text:list-item>
        <text:list-item>
          <text:p text:style-name="P12">🔄 Fade </text:p>
        </text:list-item>
        <text:list-item>
          <text:p text:style-name="P11">🎚️ Dimmer global </text:p>
        </text:list-item>
      </text:list>
      <text:p text:style-name="Text_20_body">👉 = comportement <text:span text:style-name="Strong_20_Emphasis">comme un vrai projecteur DMX du commerce</text:span></text:p>
      <text:p text:style-name="Horizontal_20_Line"/>
      <text:h text:style-name="Heading_20_1" text:outline-level="1"/>
      <text:section text:style-name="Sect2" text:name="thread-bottom-container">
        <text:section text:style-name="Sect2" text:name="thread-bottom">
          <text:p text:style-name="P4"/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9"/><text:page-number text:select-page="current">10</text:page-number><text:s/>/ <text:page-count>10</text:page-count><text:bookmark-end text:name="PageNumWizard_FOOTER_Style de page par défaut9"/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6T11:15:56.985277649</meta:creation-date>
    <dc:date>2026-03-26T11:26:39.120870219</dc:date>
    <meta:editing-duration>PT10M43S</meta:editing-duration>
    <meta:editing-cycles>3</meta:editing-cycles>
    <meta:generator>LibreOffice/24.2.7.2$Linux_X86_64 LibreOffice_project/420$Build-2</meta:generator>
    <meta:document-statistic meta:table-count="2" meta:image-count="0" meta:object-count="0" meta:page-count="10" meta:paragraph-count="223" meta:word-count="1106" meta:character-count="7687" meta:non-whitespace-character-count="6425"/>
  </office:meta>
</office:document-meta>
</file>